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4d1" officeooo:paragraph-rsid="001eb4d1"/>
    </style:style>
    <style:style style:name="P2" style:family="paragraph" style:parent-style-name="Standard">
      <style:text-properties officeooo:rsid="001eb4d1" officeooo:paragraph-rsid="00200ffd"/>
    </style:style>
    <style:style style:name="P3" style:family="paragraph" style:parent-style-name="Standard">
      <style:text-properties officeooo:rsid="001eb4d1" officeooo:paragraph-rsid="00263bc7"/>
    </style:style>
    <style:style style:name="P4" style:family="paragraph" style:parent-style-name="Standard">
      <style:text-properties officeooo:rsid="00200ffd" officeooo:paragraph-rsid="00200ffd"/>
    </style:style>
    <style:style style:name="P5" style:family="paragraph" style:parent-style-name="Standard">
      <style:text-properties officeooo:rsid="002127f8" officeooo:paragraph-rsid="00200ffd"/>
    </style:style>
    <style:style style:name="P6" style:family="paragraph" style:parent-style-name="Standard">
      <style:text-properties officeooo:rsid="002127f8" officeooo:paragraph-rsid="002127f8"/>
    </style:style>
    <style:style style:name="P7" style:family="paragraph" style:parent-style-name="Standard">
      <style:text-properties officeooo:rsid="00264998" officeooo:paragraph-rsid="00264998"/>
    </style:style>
    <style:style style:name="P8" style:family="paragraph" style:parent-style-name="Standard">
      <style:text-properties officeooo:rsid="002803fa" officeooo:paragraph-rsid="002803fa"/>
    </style:style>
    <style:style style:name="P9" style:family="paragraph" style:parent-style-name="Standard">
      <style:text-properties officeooo:rsid="0029a10d" officeooo:paragraph-rsid="0029a10d"/>
    </style:style>
    <style:style style:name="P10" style:family="paragraph" style:parent-style-name="Standard">
      <style:text-properties officeooo:paragraph-rsid="0029a10d"/>
    </style:style>
    <style:style style:name="P11" style:family="paragraph" style:parent-style-name="Standard">
      <style:text-properties fo:font-weight="bold" officeooo:rsid="0031d5f4" officeooo:paragraph-rsid="0031d5f4" style:font-weight-asian="bold" style:font-weight-complex="bold"/>
    </style:style>
    <style:style style:name="P12" style:family="paragraph" style:parent-style-name="Standard">
      <style:text-properties fo:font-weight="bold" officeooo:rsid="003818f2" officeooo:paragraph-rsid="003818f2" style:font-weight-asian="bold" style:font-weight-complex="bold"/>
    </style:style>
    <style:style style:name="P13" style:family="paragraph" style:parent-style-name="Standard">
      <style:text-properties fo:font-weight="bold" officeooo:rsid="001eb4d1" officeooo:paragraph-rsid="001eb4d1" style:font-weight-asian="bold" style:font-weight-complex="bold"/>
    </style:style>
    <style:style style:name="P14" style:family="paragraph" style:parent-style-name="Standard">
      <style:text-properties fo:font-weight="bold" officeooo:rsid="0040c846" officeooo:paragraph-rsid="0040c846" style:font-weight-asian="bold" style:font-weight-complex="bold"/>
    </style:style>
    <style:style style:name="P15" style:family="paragraph" style:parent-style-name="Standard">
      <style:text-properties officeooo:rsid="0030c8e1" officeooo:paragraph-rsid="0030c8e1"/>
    </style:style>
    <style:style style:name="P16" style:family="paragraph" style:parent-style-name="Standard">
      <style:text-properties fo:font-weight="normal" officeooo:rsid="0033cefa" officeooo:paragraph-rsid="0033cefa" style:font-weight-asian="normal" style:font-weight-complex="normal"/>
    </style:style>
    <style:style style:name="P17" style:family="paragraph" style:parent-style-name="Standard">
      <style:text-properties fo:font-weight="normal" officeooo:rsid="0035329b" officeooo:paragraph-rsid="0035329b" style:font-weight-asian="normal" style:font-weight-complex="normal"/>
    </style:style>
    <style:style style:name="P18" style:family="paragraph" style:parent-style-name="Standard">
      <style:text-properties fo:font-weight="normal" officeooo:rsid="0040c846" officeooo:paragraph-rsid="0040c846" style:font-weight-asian="normal" style:font-weight-complex="normal"/>
    </style:style>
    <style:style style:name="P19" style:family="paragraph" style:parent-style-name="Standard">
      <style:text-properties officeooo:rsid="003a5fe7" officeooo:paragraph-rsid="003a5fe7"/>
    </style:style>
    <style:style style:name="P20" style:family="paragraph" style:parent-style-name="Standard">
      <style:paragraph-properties fo:break-before="page"/>
      <style:text-properties officeooo:rsid="002127f8" officeooo:paragraph-rsid="002127f8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 fo:padding="0.132cm" fo:border="0.06pt solid #a2a9b1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3" style:family="paragraph" style:parent-style-name="Text_20_body">
      <style:text-properties officeooo:rsid="002127f8" officeooo:paragraph-rsid="002127f8"/>
    </style:style>
    <style:style style:name="P24" style:family="paragraph" style:parent-style-name="Heading_20_1">
      <style:text-properties fo:font-variant="normal" fo:text-transform="none" fo:color="#000000" style:font-name="Linux Libertine" fo:letter-spacing="normal" fo:language="es" fo:country="ES" fo:font-style="normal" fo:font-weight="normal" officeooo:rsid="0029a10d" officeooo:paragraph-rsid="0029a10d"/>
    </style:style>
    <style:style style:name="P25" style:family="paragraph" style:parent-style-name="Heading_20_3">
      <style:text-properties fo:font-variant="normal" fo:text-transform="none" fo:color="#000000" style:font-name="Times New Roman" fo:letter-spacing="normal" fo:font-style="italic" officeooo:rsid="002127f8" officeooo:paragraph-rsid="002127f8"/>
    </style:style>
    <style:style style:name="P26" style:family="paragraph" style:parent-style-name="Standard" style:list-style-name="L1">
      <style:text-properties officeooo:rsid="002371e2" officeooo:paragraph-rsid="002371e2"/>
    </style:style>
    <style:style style:name="P27" style:family="paragraph" style:parent-style-name="Standard" style:list-style-name="L1">
      <style:text-properties officeooo:rsid="0023baf7" officeooo:paragraph-rsid="0023baf7"/>
    </style:style>
    <style:style style:name="P28" style:family="paragraph" style:parent-style-name="Standard" style:list-style-name="L1">
      <style:text-properties officeooo:rsid="00257109" officeooo:paragraph-rsid="003c445d"/>
    </style:style>
    <style:style style:name="P29" style:family="paragraph" style:parent-style-name="Standard" style:list-style-name="L2">
      <style:text-properties officeooo:rsid="00263bc7" officeooo:paragraph-rsid="00263bc7"/>
    </style:style>
    <style:style style:name="P30" style:family="paragraph" style:parent-style-name="Standard" style:list-style-name="L3">
      <style:text-properties officeooo:rsid="00264998" officeooo:paragraph-rsid="00264998"/>
    </style:style>
    <style:style style:name="T1" style:family="text">
      <style:text-properties officeooo:rsid="0020be79"/>
    </style:style>
    <style:style style:name="T2" style:family="text">
      <style:text-properties officeooo:rsid="002127f8"/>
    </style:style>
    <style:style style:name="T3" style:family="text">
      <style:text-properties officeooo:rsid="00257109"/>
    </style:style>
    <style:style style:name="T4" style:family="text">
      <style:text-properties officeooo:rsid="00263bc7"/>
    </style:style>
    <style:style style:name="T5" style:family="text">
      <style:text-properties fo:font-variant="normal" fo:text-transform="none" fo:color="#222222" style:font-name="sans-serif" fo:font-size="10.5pt" fo:letter-spacing="normal" fo:font-style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 officeooo:rsid="0029a10d"/>
    </style:style>
    <style:style style:name="T8" style:family="text">
      <style:text-properties fo:font-variant="normal" fo:text-transform="none" fo:color="#222222" style:font-name="sans-serif" fo:font-size="10.5pt" fo:letter-spacing="normal" fo:language="es" fo:country="ES" fo:font-style="normal" fo:font-weight="normal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222222" fo:letter-spacing="normal" officeooo:rsid="0029a10d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29a10d" style:text-blinking="false" fo:background-color="#ffffff" loext:char-shading-value="0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15" style:family="text">
      <style:text-properties fo:font-variant="normal" fo:text-transform="none" fo:color="#660000" style:font-name="Times New Roman" fo:font-size="14pt" fo:letter-spacing="normal" fo:font-style="normal" fo:font-weight="normal"/>
    </style:style>
    <style:style style:name="T16" style:family="text">
      <style:text-properties officeooo:rsid="0031d5f4"/>
    </style:style>
    <style:style style:name="T17" style:family="text">
      <style:text-properties officeooo:rsid="0035329b"/>
    </style:style>
    <style:style style:name="T18" style:family="text">
      <style:text-properties officeooo:rsid="0035875e"/>
    </style:style>
    <style:style style:name="T19" style:family="text">
      <style:text-properties officeooo:rsid="00380253"/>
    </style:style>
    <style:style style:name="T20" style:family="text">
      <style:text-properties officeooo:rsid="003c445d"/>
    </style:style>
    <style:style style:name="T21" style:family="text">
      <style:text-properties officeooo:rsid="003df020"/>
    </style:style>
    <style:style style:name="T22" style:family="text">
      <style:text-properties officeooo:rsid="003e007e"/>
    </style:style>
    <style:style style:name="Sect1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<text:s/>C</text:span>oncurrencia de Procesos <text:span text:style-name="T19">tipos ,problemas y Soluciones</text:span> </text:p>
      <text:p text:style-name="P1"/>
      <text:p text:style-name="P12">INtroduccion</text:p>
      <text:p text:style-name="P13"/>
      <text:p text:style-name="P4">Denominamos concurrencia a la propiedad <text:span text:style-name="T18">de los sistemas,en los cuales varios procesos </text:span><text:s/>s<text:span text:style-name="T18">o</text:span>n llevados a</text:p>
      <text:p text:style-name="P4">cabo <text:span text:style-name="T1">simultáneamente.Por tanto cuando dos procesos desean acceder a un mismo recurso pueden generar problemas. </text:span></text:p>
      <text:p text:style-name="P4"/>
      <text:p text:style-name="P12">Tipos de procesos y problemas</text:p>
      <text:p text:style-name="P2"><text:s/></text:p>
      <text:p text:style-name="P2"><text:span text:style-name="T2">Procesos no relacionados </text:span>: <text:span text:style-name="T2">Procesos que no tienen tareas comunes pero compiten por un recurso.Surgen tres tipos de problemas:</text:span></text:p>
      <text:list xml:id="list3582211333491780774" text:style-name="L1">
        <text:list-item>
          <text:p text:style-name="P26">Exclusión mutua:Si un proceso accede a una sección critica los demás deben esperar a que este salga de la sección para poder continuar.</text:p>
        </text:list-item>
        <text:list-item>
          <text:p text:style-name="P27">Bloqueo mutuo:Suponga dos niños que desean disparar una flecha, en la analogia los recursos estan representados por el arco y la flecha mientras que los niños son los procesos.<text:span text:style-name="T3">Ahora bien suponga que uno toma el arco y otro la flecha y ambos se resignan a soltar su recurso hasta realizar el disparo se quedaran PERMANENTEMENTE BLOQUEADOS a esto se le conoce como bloqueo mutuo , lo anterior también se presenta si ambos tomasen el arco a la vez</text:span></text:p>
        </text:list-item>
        <text:list-item>
          <text:p text:style-name="P28">Inanición :<text:span text:style-name="T20">Suponga que tres niños(procesos) desean jugar con una pelota(recurso) pero solo uno de ellos puede tenerla(acceso al recurso) a la vez y quien controla quien juega con ella es el padre (SO) </text:span></text:p>
        </text:list-item>
        <text:list-item>
          <text:p text:style-name="P28"><text:s/>Suponga lo anterior pero remplace el recurso por una pelota <text:s/>e incluya otro niño al juego.Ahora bien la pelota sera dada por un Padre (communmente el SO).Ahora bien la pelot en primera instancia al primer niño , luego el la devuelve y el padre se la da al segundo despues el padre debe decidir a quien darsela y podria escoger darsela al primer niño .Si esto sucede el tercer niño podria quedar sin usar la pelota.Note que este problema puede “auto-solucionarse” <text:s/>si el padre decide darsela al tercer niño pero no es del todo necesario que eso suceda</text:p>
        </text:list-item>
      </text:list>
      <text:p text:style-name="P19">­</text:p>
      <text:p text:style-name="P3"><text:span text:style-name="T2">Procesos relacionados </text:span>: Uno genera una información o realiza algún servicio que el segundo necesita.<text:span text:style-name="T4">Presentan los siguientes problemas:</text:span></text:p>
      <text:list xml:id="list4761879291024356162" text:style-name="L2">
        <text:list-item>
          <text:p text:style-name="P29">Cooherencia de memoria :Suponga que 2 niños deben mostrar a sus padres su nombre escrito en un tablero Ahora bien el primer niño escribe su nombre y va a llamar a su padre mientras lo llama el otro niño escribe su nombre en el .Cuando el padre llega y lo ve estaria viendo un nombre erroneo mientras que el niño realizo su operación correctamente </text:p>
        </text:list-item>
        <text:list-item>
          <text:p text:style-name="P29">Exclucion mutua</text:p>
        </text:list-item>
        <text:list-item>
          <text:p text:style-name="P29">bloqueo mutuo</text:p>
        </text:list-item>
        <text:list-item>
          <text:p text:style-name="P29"><text:span text:style-name="T21">inanición</text:span> </text:p>
        </text:list-item>
      </text:list>
      <text:p text:style-name="P3"/>
      <text:p text:style-name="P3"><text:span text:style-name="T2">Procesos relacionados directamente </text:span>:<text:span text:style-name="T4">Se comunican entre si <text:s/>mediante mensajes y estan diseñados para realizar una tarea común</text:span>.</text:p>
      <text:list xml:id="list266067612658609831" text:style-name="L3">
        <text:list-item>
          <text:p text:style-name="P30">Los dos esperan mensajes provenientes del otro (bloqueo mutuo)</text:p>
        </text:list-item>
        <text:list-item>
          <text:p text:style-name="P30">P2,P3 se desean comunicar con P1 pero P1 y P2 se comunican y no permiten que P3 se comunique con P1 por tanto entra en (inanicion).</text:p>
        </text:list-item>
      </text:list>
      <text:p text:style-name="P3"/>
      <text:p text:style-name="P5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9">Soporte por HardWare a exclucion mutua </text:p>
      <text:p text:style-name="P9"/>
      <text:p text:style-name="P15">Inhibicion de <text:span text:style-name="T22">interrupciones</text:span> </text:p>
      <text:p text:style-name="P15">Un proceso se realiza hasta terminar o que el SO decida interrumpirlo,no funcioa en maquinas multiprocesardor </text:p>
      <text:p text:style-name="P11">Test-and-set</text:p>
      <text:p text:style-name="P11"><text:span text:style-name="T6">En </text:span><text:a xlink:type="simple" xlink:href="https://en.wikipedia.org/wiki/Computer_science"><text:span text:style-name="T11">ciencias de la computación</text:span></text:a><text:span text:style-name="T9"> </text:span><text:span text:style-name="T6">, la </text:span><text:span text:style-name="T5">prueba y conjunto</text:span><text:span text:style-name="T9"> </text:span><text:span text:style-name="T6">de instrucciones es una instrucción se utiliza para escribir 1 (conjunto) a una posición de memoria y volver a su antiguo valor como una sola </text:span><text:a xlink:type="simple" xlink:href="https://en.wikipedia.org/wiki/Atomic_(computer_science)"><text:span text:style-name="T11">atómica</text:span></text:a><text:span text:style-name="T9"> </text:span><text:span text:style-name="T6">(es decir, no interrumpible) operación. Si varios procesos pueden acceder a la misma posición de memoria, y si un proceso está actualmente llevando a cabo una prueba-y-set, ningún otro proceso puede comenzar otra prueba-y-set hasta la prueba-y-set del primer proceso está terminado.</text:span></text:p>
      <text:h text:style-name="P24" text:outline-level="1"><text:bookmark text:name="firstHeading"/>Test-<text:span text:style-name="T16">&amp;</text:span>-set lock</text:h>
      <text:p text:style-name="P10"><text:span text:style-name="T10"> </text:span><text:span text:style-name="T7">facilitar la creación de semáforos y otras herramientas necesarias para la </text:span><text:a xlink:type="simple" xlink:href="https://es.wikipedia.org/wiki/Programación_concurrente"><text:span text:style-name="T12">programación concurrente</text:span></text:a><text:span text:style-name="T10"> </text:span><text:span text:style-name="T7">en computadores.</text:span><text:span text:style-name="T6">TSL es realizada sin ningún tipo de interrupción por parte de otro proceso, es decir las operaciones de lectura y escritura de la palabra tienen la garantía de ser indivisibles.</text:span><text:span text:style-name="T8">El procesador que ejecuta la instrucción TSL cierra el bus de la memoria para prohibir a los demás el acceso a la memoria hasta el término de la instrucción.</text:span></text:p>
      <text:section text:style-name="Sect1" text:name="catlinks">
        <text:p text:style-name="P21"><text:line-break/></text:p>
      </text:section>
      <text:h text:style-name="P25" text:outline-level="3"><text:bookmark text:name="SECTION000134400000000000000"/>compare-and-swap</text:h>
      <text:p text:style-name="P23"><text:span text:style-name="T13">generalización de la instrucción </text:span><text:span text:style-name="Teletype"><text:span text:style-name="T15">test-and-set</text:span></text:span><text:span text:style-name="T13">. La instrucción trabaja con dos variables, les llamamos </text:span><text:span text:style-name="Teletype"><text:span text:style-name="T15">C</text:span></text:span><text:span text:style-name="T13">(de </text:span><text:span text:style-name="T14">compare</text:span><text:span text:style-name="T13">) y </text:span><text:span text:style-name="Teletype"><text:span text:style-name="T15">S</text:span></text:span><text:span text:style-name="T13"> (de </text:span><text:span text:style-name="T14">swap</text:span><text:span text:style-name="T13">) Se intercambia el valor en la memoria por </text:span><text:span text:style-name="Teletype"><text:span text:style-name="T15">S</text:span></text:span><text:span text:style-name="T13"> si el valor en la memoria es igual que </text:span><text:span text:style-name="Teletype"><text:span text:style-name="T15">C</text:span></text:span><text:span text:style-name="T13">.</text:span></text:p>
      <text:p text:style-name="P22">Es la operación que se usa por ejemplo en los procesadores de Intel y es la base para facilitar la concurrencia en la máquina virtual de Java 1.5 para dicha familia de procesadores.</text:p>
      <text:p text:style-name="P11">Funcionamiento de un semáforo</text:p>
      <text:p text:style-name="P16">Los semáforos son variables que almacenan un valor entero y sobre la que se</text:p>
      <text:p text:style-name="P16">pueden realizar tres operaciones básicas: inicialización, incremento y decremento. <text:s/>durante la ejecución de estas tres operaciones el sistema no interrumpirá el proceso.</text:p>
      <text:p text:style-name="P16"/>
      <text:p text:style-name="P16">Cuando un proceso realiza un decremento en el semaforo y su valor es &lt; 0 entonces esta función pasa a ser bloquante,<text:span text:style-name="T17">solo accedera a dicha sección hasta que el proceso que lo usa incremente el semaforo,</text:span>generando <text:span text:style-name="T17">asi una </text:span><text:s/>exclucion mutua entre procesos</text:p>
      <text:p text:style-name="P16"><text:soft-page-break/></text:p>
      <text:p text:style-name="P17">Ahora bien el problema del productor consumidor se soluciona al decrementar el semaforo antes de empezar a usar u<text:span text:style-name="T18">n recurso compartido y incrementarlo luego de su uso para que el otro proceso pueda usarlo </text:span></text:p>
      <text:p text:style-name="P17"/>
      <text:p text:style-name="P14">Funcionamiento de ejemplo </text:p>
      <text:p text:style-name="P14"/>
      <text:p text:style-name="P18">El programa admite la ejecucion de dos procesos luego de eso los bloquea </text:p>
      <text:p text:style-name="P20"><text:a xlink:type="simple" xlink:href="http://www.ctr.unican.es/asignaturas/procodis_3_II/Doc/Procodis_1_03.pdf">http://www.ctr.unican.es/asignaturas/procodis_3_II/Doc/Procodis_1_03.pdf</text:a></text:p>
      <text:p text:style-name="P6"><text:a xlink:type="simple" xlink:href="https://www.fing.edu.uy/tecnoinf/mvd/cursos/so/material/teo/so03-estructura_sist_oper.pdf">https://www.fing.edu.uy/tecnoinf/mvd/cursos/so/material/teo/so03-estructura_sist_oper.pdf</text:a></text:p>
      <text:p text:style-name="P6"><text:a xlink:type="simple" xlink:href="https://www.webprogramacion.com/1/sistemas-operativos/procesos-e-hilos.aspx">https://www.webprogramacion.com/1/sistemas-operativos/procesos-e-hilos.aspx</text:a></text:p>
      <text:p text:style-name="P6"><text:a xlink:type="simple" xlink:href="https://ocw.ehu.eus/pluginfile.php/12388/mod_resource/content/13/html/_static/Presentaciones/Interbloqueo.pdf">https://ocw.ehu.eus/pluginfile.php/12388/mod_resource/content/13/html/_static/Presentaciones/Interbloqueo.pdf</text:a></text:p>
      <text:p text:style-name="P7">http://www.sc.ehu.es/acwlaroa/SO2/Apuntes/Cap2.pdf</text:p>
      <text:p text:style-name="P8">Principios y algoritmos de concurrencia(Ricado Gall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5:12:46.410482845</meta:creation-date>
    <dc:date>2017-05-21T23:09:45.333746886</dc:date>
    <meta:editing-duration>PT18M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44" meta:word-count="837" meta:character-count="5453" meta:non-whitespace-character-count="4646"/>
  </office:meta>
</office:document-meta>
</file>